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background-color="#FFFF00"/>
    </style:style>
    <style:style style:name="P3" style:parent-style-name="Normal" style:family="paragraph">
      <style:paragraph-properties fo:margin-bottom="0in" fo:line-height="100%" fo:background-color="#2B2B2B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4" style:parent-style-name="DefaultParagraphFont" style:family="text">
      <style:text-properties style:font-name="Courier New" style:font-name-asian="Times New Roman" style:font-name-complex="Courier New" fo:color="#ED7D31" fo:font-size="10pt" style:font-size-asian="10pt" style:font-size-complex="10pt" style:language-asian="en" style:country-asian="GB"/>
    </style:style>
    <style:style style:name="T5" style:parent-style-name="DefaultParagraphFont" style:family="text">
      <style:text-properties style:font-name="Courier New" style:font-name-asian="Times New Roman" style:font-name-complex="Courier New" fo:color="#808080" fo:font-size="10pt" style:font-size-asian="10pt" style:font-size-complex="10pt" style:language-asian="en" style:country-asian="GB"/>
    </style:style>
    <style:style style:name="T6" style:parent-style-name="DefaultParagraphFont" style:family="text">
      <style:text-properties style:font-name="Courier New" style:font-name-asian="Times New Roman" style:font-name-complex="Courier New" fo:color="#808080" fo:font-size="10pt" style:font-size-asian="10pt" style:font-size-complex="10pt" style:language-asian="en" style:country-asian="GB"/>
    </style:style>
    <style:style style:name="T7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8" style:parent-style-name="DefaultParagraphFont" style:family="text">
      <style:text-properties style:font-name="Courier New" style:font-name-asian="Times New Roman" style:font-name-complex="Courier New" fo:color="#6A8759" fo:font-size="10pt" style:font-size-asian="10pt" style:font-size-complex="10pt" style:language-asian="en" style:country-asian="GB"/>
    </style:style>
    <style:style style:name="T9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10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11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12" style:parent-style-name="DefaultParagraphFont" style:family="text">
      <style:text-properties style:font-name="Courier New" style:font-name-asian="Times New Roman" style:font-name-complex="Courier New" fo:color="#ED7D31" fo:font-size="10pt" style:font-size-asian="10pt" style:font-size-complex="10pt" style:language-asian="en" style:country-asian="GB"/>
    </style:style>
    <style:style style:name="T13" style:parent-style-name="DefaultParagraphFont" style:family="text">
      <style:text-properties style:font-name="Courier New" style:font-name-asian="Times New Roman" style:font-name-complex="Courier New" fo:color="#808080" fo:font-size="10pt" style:font-size-asian="10pt" style:font-size-complex="10pt" style:language-asian="en" style:country-asian="GB"/>
    </style:style>
    <style:style style:name="T14" style:parent-style-name="DefaultParagraphFont" style:family="text">
      <style:text-properties style:font-name="Courier New" style:font-name-asian="Times New Roman" style:font-name-complex="Courier New" fo:color="#808080" fo:font-size="10pt" style:font-size-asian="10pt" style:font-size-complex="10pt" style:language-asian="en" style:country-asian="GB"/>
    </style:style>
    <style:style style:name="T15" style:parent-style-name="DefaultParagraphFont" style:family="text">
      <style:text-properties style:font-name="Courier New" style:font-name-asian="Times New Roman" style:font-name-complex="Courier New" fo:color="#8888C6" fo:font-size="10pt" style:font-size-asian="10pt" style:font-size-complex="10pt" style:language-asian="en" style:country-asian="GB"/>
    </style:style>
    <style:style style:name="T16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17" style:parent-style-name="DefaultParagraphFont" style:family="text">
      <style:text-properties style:font-name="Courier New" style:font-name-asian="Times New Roman" style:font-name-complex="Courier New" fo:color="#6A8759" fo:font-size="10pt" style:font-size-asian="10pt" style:font-size-complex="10pt" style:language-asian="en" style:country-asian="GB"/>
    </style:style>
    <style:style style:name="T18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19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20" style:parent-style-name="DefaultParagraphFont" style:family="text">
      <style:text-properties style:font-name="Courier New" style:font-name-asian="Times New Roman" style:font-name-complex="Courier New" fo:color="#8888C6" fo:font-size="10pt" style:font-size-asian="10pt" style:font-size-complex="10pt" style:language-asian="en" style:country-asian="GB"/>
    </style:style>
    <style:style style:name="T21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22" style:parent-style-name="DefaultParagraphFont" style:family="text">
      <style:text-properties style:font-name="Courier New" style:font-name-asian="Times New Roman" style:font-name-complex="Courier New" fo:color="#6A8759" fo:font-size="10pt" style:font-size-asian="10pt" style:font-size-complex="10pt" style:language-asian="en" style:country-asian="GB"/>
    </style:style>
    <style:style style:name="T23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24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25" style:parent-style-name="DefaultParagraphFont" style:family="text">
      <style:text-properties style:font-name="Courier New" style:font-name-asian="Times New Roman" style:font-name-complex="Courier New" fo:color="#8888C6" fo:font-size="10pt" style:font-size-asian="10pt" style:font-size-complex="10pt" style:language-asian="en" style:country-asian="GB"/>
    </style:style>
    <style:style style:name="T26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27" style:parent-style-name="DefaultParagraphFont" style:family="text">
      <style:text-properties style:font-name="Courier New" style:font-name-asian="Times New Roman" style:font-name-complex="Courier New" fo:color="#6A8759" fo:font-size="10pt" style:font-size-asian="10pt" style:font-size-complex="10pt" style:language-asian="en" style:country-asian="GB"/>
    </style:style>
    <style:style style:name="T28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29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30" style:parent-style-name="DefaultParagraphFont" style:family="text">
      <style:text-properties style:font-name="Courier New" style:font-name-asian="Times New Roman" style:font-name-complex="Courier New" fo:color="#8888C6" fo:font-size="10pt" style:font-size-asian="10pt" style:font-size-complex="10pt" style:language-asian="en" style:country-asian="GB"/>
    </style:style>
    <style:style style:name="T31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32" style:parent-style-name="DefaultParagraphFont" style:family="text">
      <style:text-properties style:font-name="Courier New" style:font-name-asian="Times New Roman" style:font-name-complex="Courier New" fo:color="#6A8759" fo:font-size="10pt" style:font-size-asian="10pt" style:font-size-complex="10pt" style:language-asian="en" style:country-asian="GB"/>
    </style:style>
    <style:style style:name="T33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34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35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36" style:parent-style-name="DefaultParagraphFont" style:family="text">
      <style:text-properties style:font-name="Courier New" style:font-name-asian="Times New Roman" style:font-name-complex="Courier New" fo:color="#ED7D31" fo:font-size="10pt" style:font-size-asian="10pt" style:font-size-complex="10pt" style:language-asian="en" style:country-asian="GB"/>
    </style:style>
    <style:style style:name="T37" style:parent-style-name="DefaultParagraphFont" style:family="text">
      <style:text-properties style:font-name="Courier New" style:font-name-asian="Times New Roman" style:font-name-complex="Courier New" fo:color="#808080" fo:font-size="10pt" style:font-size-asian="10pt" style:font-size-complex="10pt" style:language-asian="en" style:country-asian="GB"/>
    </style:style>
    <style:style style:name="T38" style:parent-style-name="DefaultParagraphFont" style:family="text">
      <style:text-properties style:font-name="Courier New" style:font-name-asian="Times New Roman" style:font-name-complex="Courier New" fo:color="#808080" fo:font-size="10pt" style:font-size-asian="10pt" style:font-size-complex="10pt" style:language-asian="en" style:country-asian="GB"/>
    </style:style>
    <style:style style:name="T39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40" style:parent-style-name="DefaultParagraphFont" style:family="text">
      <style:text-properties style:font-name="Courier New" style:font-name-asian="Times New Roman" style:font-name-complex="Courier New" fo:color="#6A8759" fo:font-size="10pt" style:font-size-asian="10pt" style:font-size-complex="10pt" style:language-asian="en" style:country-asian="GB"/>
    </style:style>
    <style:style style:name="T41" style:parent-style-name="DefaultParagraphFont" style:family="text">
      <style:text-properties style:font-name="Courier New" style:font-name-asian="Times New Roman" style:font-name-complex="Courier New" fo:color="#6A8759" fo:font-size="10pt" style:font-size-asian="10pt" style:font-size-complex="10pt" style:language-asian="en" style:country-asian="GB"/>
    </style:style>
    <style:style style:name="T42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43" style:parent-style-name="DefaultParagraphFont" style:family="text">
      <style:text-properties style:font-name="Courier New" style:font-name-asian="Times New Roman" style:font-name-complex="Courier New" fo:color="#6897BB" fo:font-size="10pt" style:font-size-asian="10pt" style:font-size-complex="10pt" style:language-asian="en" style:country-asian="GB"/>
    </style:style>
    <style:style style:name="T44" style:parent-style-name="DefaultParagraphFont" style:family="text">
      <style:text-properties style:font-name="Courier New" style:font-name-asian="Times New Roman" style:font-name-complex="Courier New" fo:color="#6897BB" fo:font-size="10pt" style:font-size-asian="10pt" style:font-size-complex="10pt" style:language-asian="en" style:country-asian="GB"/>
    </style:style>
    <style:style style:name="T45" style:parent-style-name="DefaultParagraphFont" style:family="text">
      <style:text-properties style:font-name="Courier New" style:font-name-asian="Times New Roman" style:font-name-complex="Courier New" fo:color="#8888C6" fo:font-size="10pt" style:font-size-asian="10pt" style:font-size-complex="10pt" style:language-asian="en" style:country-asian="GB"/>
    </style:style>
    <style:style style:name="T46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47" style:parent-style-name="DefaultParagraphFont" style:family="text">
      <style:text-properties style:font-name="Courier New" style:font-name-asian="Times New Roman" style:font-name-complex="Courier New" fo:color="#6A8759" fo:font-size="10pt" style:font-size-asian="10pt" style:font-size-complex="10pt" style:language-asian="en" style:country-asian="GB"/>
    </style:style>
    <style:style style:name="T48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49" style:parent-style-name="DefaultParagraphFont" style:family="text">
      <style:text-properties style:font-name="Courier New" style:font-name-asian="Times New Roman" style:font-name-complex="Courier New" fo:color="#6A8759" fo:font-size="10pt" style:font-size-asian="10pt" style:font-size-complex="10pt" style:language-asian="en" style:country-asian="GB"/>
    </style:style>
    <style:style style:name="T50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51" style:parent-style-name="DefaultParagraphFont" style:family="text">
      <style:text-properties style:font-name="Courier New" style:font-name-asian="Times New Roman" style:font-name-complex="Courier New" fo:color="#6A8759" fo:font-size="10pt" style:font-size-asian="10pt" style:font-size-complex="10pt" style:language-asian="en" style:country-asian="GB"/>
    </style:style>
    <style:style style:name="T52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53" style:parent-style-name="DefaultParagraphFont" style:family="text">
      <style:text-properties fo:background-color="#FFFF00"/>
    </style:style>
    <style:style style:name="P54" style:parent-style-name="HTMLPreformatted" style:family="paragraph">
      <style:paragraph-properties fo:background-color="#2B2B2B"/>
    </style:style>
    <style:style style:name="T55" style:parent-style-name="DefaultParagraphFont" style:family="text">
      <style:text-properties fo:color="#8888C6"/>
    </style:style>
    <style:style style:name="T56" style:parent-style-name="DefaultParagraphFont" style:family="text">
      <style:text-properties fo:color="#A9B7C6"/>
    </style:style>
    <style:style style:name="T57" style:parent-style-name="DefaultParagraphFont" style:family="text">
      <style:text-properties fo:color="#6A8759"/>
    </style:style>
    <style:style style:name="T58" style:parent-style-name="DefaultParagraphFont" style:family="text">
      <style:text-properties fo:color="#A9B7C6"/>
    </style:style>
    <style:style style:name="T59" style:parent-style-name="DefaultParagraphFont" style:family="text">
      <style:text-properties fo:color="#A9B7C6"/>
    </style:style>
    <style:style style:name="T60" style:parent-style-name="DefaultParagraphFont" style:family="text">
      <style:text-properties fo:color="#A9B7C6"/>
    </style:style>
    <style:style style:name="T61" style:parent-style-name="DefaultParagraphFont" style:family="text">
      <style:text-properties fo:color="#8888C6"/>
    </style:style>
    <style:style style:name="T62" style:parent-style-name="DefaultParagraphFont" style:family="text">
      <style:text-properties fo:color="#A9B7C6"/>
    </style:style>
    <style:style style:name="T63" style:parent-style-name="DefaultParagraphFont" style:family="text">
      <style:text-properties fo:color="#6A8759"/>
    </style:style>
    <style:style style:name="T64" style:parent-style-name="DefaultParagraphFont" style:family="text">
      <style:text-properties fo:color="#CC7832"/>
    </style:style>
    <style:style style:name="T65" style:parent-style-name="DefaultParagraphFont" style:family="text">
      <style:text-properties fo:color="#6A8759"/>
    </style:style>
    <style:style style:name="T66" style:parent-style-name="DefaultParagraphFont" style:family="text">
      <style:text-properties fo:color="#A9B7C6"/>
    </style:style>
    <style:style style:name="P67" style:parent-style-name="HTMLPreformatted" style:family="paragraph">
      <style:paragraph-properties fo:background-color="#2B2B2B"/>
    </style:style>
    <style:style style:name="T68" style:parent-style-name="DefaultParagraphFont" style:family="text">
      <style:text-properties fo:color="#A9B7C6"/>
    </style:style>
    <style:style style:name="T69" style:parent-style-name="DefaultParagraphFont" style:family="text">
      <style:text-properties fo:color="#6A8759"/>
    </style:style>
    <style:style style:name="T70" style:parent-style-name="DefaultParagraphFont" style:family="text">
      <style:text-properties fo:color="#6A8759"/>
    </style:style>
    <style:style style:name="T71" style:parent-style-name="DefaultParagraphFont" style:family="text">
      <style:text-properties fo:color="#8888C6"/>
    </style:style>
    <style:style style:name="T72" style:parent-style-name="DefaultParagraphFont" style:family="text">
      <style:text-properties fo:color="#A9B7C6"/>
    </style:style>
    <style:style style:name="T73" style:parent-style-name="DefaultParagraphFont" style:family="text">
      <style:text-properties fo:color="#6A8759"/>
    </style:style>
    <style:style style:name="T74" style:parent-style-name="DefaultParagraphFont" style:family="text">
      <style:text-properties fo:color="#A9B7C6"/>
    </style:style>
    <style:style style:name="T75" style:parent-style-name="DefaultParagraphFont" style:family="text">
      <style:text-properties fo:color="#A9B7C6"/>
    </style:style>
    <style:style style:name="T76" style:parent-style-name="DefaultParagraphFont" style:family="text">
      <style:text-properties fo:color="#A9B7C6"/>
    </style:style>
    <style:style style:name="T77" style:parent-style-name="DefaultParagraphFont" style:family="text">
      <style:text-properties fo:color="#6A8759"/>
    </style:style>
    <style:style style:name="T78" style:parent-style-name="DefaultParagraphFont" style:family="text">
      <style:text-properties fo:color="#6A8759"/>
    </style:style>
    <style:style style:name="T79" style:parent-style-name="DefaultParagraphFont" style:family="text">
      <style:text-properties fo:color="#8888C6"/>
    </style:style>
    <style:style style:name="T80" style:parent-style-name="DefaultParagraphFont" style:family="text">
      <style:text-properties fo:color="#A9B7C6"/>
    </style:style>
    <style:style style:name="P81" style:parent-style-name="HTMLPreformatted" style:family="paragraph">
      <style:paragraph-properties fo:background-color="#2B2B2B"/>
    </style:style>
    <style:style style:name="T82" style:parent-style-name="DefaultParagraphFont" style:family="text">
      <style:text-properties fo:color="#A9B7C6"/>
    </style:style>
    <style:style style:name="T83" style:parent-style-name="DefaultParagraphFont" style:family="text">
      <style:text-properties fo:color="#6A8759"/>
    </style:style>
    <style:style style:name="T84" style:parent-style-name="DefaultParagraphFont" style:family="text">
      <style:text-properties fo:color="#6A8759"/>
    </style:style>
    <style:style style:name="T85" style:parent-style-name="DefaultParagraphFont" style:family="text">
      <style:text-properties fo:color="#8888C6"/>
    </style:style>
    <style:style style:name="T86" style:parent-style-name="DefaultParagraphFont" style:family="text">
      <style:text-properties fo:color="#A9B7C6"/>
    </style:style>
    <style:style style:name="T87" style:parent-style-name="DefaultParagraphFont" style:family="text">
      <style:text-properties fo:color="#A9B7C6"/>
    </style:style>
    <style:style style:name="T88" style:parent-style-name="DefaultParagraphFont" style:family="text">
      <style:text-properties fo:color="#A9B7C6"/>
    </style:style>
    <style:style style:name="T89" style:parent-style-name="DefaultParagraphFont" style:family="text">
      <style:text-properties fo:color="#6A8759"/>
    </style:style>
    <style:style style:name="T90" style:parent-style-name="DefaultParagraphFont" style:family="text">
      <style:text-properties fo:color="#6A8759"/>
    </style:style>
    <style:style style:name="T91" style:parent-style-name="DefaultParagraphFont" style:family="text">
      <style:text-properties fo:color="#8888C6"/>
    </style:style>
    <style:style style:name="T92" style:parent-style-name="DefaultParagraphFont" style:family="text">
      <style:text-properties fo:color="#A9B7C6"/>
    </style:style>
    <style:style style:name="P93" style:parent-style-name="HTMLPreformatted" style:family="paragraph">
      <style:paragraph-properties fo:background-color="#2B2B2B"/>
    </style:style>
    <style:style style:name="T94" style:parent-style-name="DefaultParagraphFont" style:family="text">
      <style:text-properties fo:color="#A9B7C6"/>
    </style:style>
    <style:style style:name="T95" style:parent-style-name="DefaultParagraphFont" style:family="text">
      <style:text-properties fo:color="#6A8759"/>
    </style:style>
    <style:style style:name="T96" style:parent-style-name="DefaultParagraphFont" style:family="text">
      <style:text-properties fo:color="#6A8759"/>
    </style:style>
    <style:style style:name="T97" style:parent-style-name="DefaultParagraphFont" style:family="text">
      <style:text-properties fo:color="#8888C6"/>
    </style:style>
    <style:style style:name="T98" style:parent-style-name="DefaultParagraphFont" style:family="text">
      <style:text-properties fo:color="#A9B7C6"/>
    </style:style>
    <style:style style:name="T99" style:parent-style-name="DefaultParagraphFont" style:family="text">
      <style:text-properties fo:color="#6897BB"/>
    </style:style>
    <style:style style:name="T100" style:parent-style-name="DefaultParagraphFont" style:family="text">
      <style:text-properties fo:color="#A9B7C6"/>
    </style:style>
    <style:style style:name="P101" style:parent-style-name="HTMLPreformatted" style:family="paragraph">
      <style:paragraph-properties fo:background-color="#2B2B2B"/>
    </style:style>
    <style:style style:name="T102" style:parent-style-name="DefaultParagraphFont" style:family="text">
      <style:text-properties fo:color="#A9B7C6"/>
    </style:style>
    <style:style style:name="T103" style:parent-style-name="DefaultParagraphFont" style:family="text">
      <style:text-properties fo:color="#6A8759"/>
    </style:style>
    <style:style style:name="T104" style:parent-style-name="DefaultParagraphFont" style:family="text">
      <style:text-properties fo:color="#6A8759"/>
    </style:style>
    <style:style style:name="T105" style:parent-style-name="DefaultParagraphFont" style:family="text">
      <style:text-properties fo:color="#8888C6"/>
    </style:style>
    <style:style style:name="T106" style:parent-style-name="DefaultParagraphFont" style:family="text">
      <style:text-properties fo:color="#A9B7C6"/>
    </style:style>
    <style:style style:name="T107" style:parent-style-name="DefaultParagraphFont" style:family="text">
      <style:text-properties fo:color="#6897BB"/>
    </style:style>
    <style:style style:name="T108" style:parent-style-name="DefaultParagraphFont" style:family="text">
      <style:text-properties fo:color="#A9B7C6"/>
    </style:style>
    <style:style style:name="T109" style:parent-style-name="DefaultParagraphFont" style:family="text">
      <style:text-properties fo:color="#A9B7C6"/>
    </style:style>
    <style:style style:name="T110" style:parent-style-name="DefaultParagraphFont" style:family="text">
      <style:text-properties fo:color="#A9B7C6"/>
    </style:style>
    <style:style style:name="T111" style:parent-style-name="DefaultParagraphFont" style:family="text">
      <style:text-properties fo:color="#6A8759"/>
    </style:style>
    <style:style style:name="T112" style:parent-style-name="DefaultParagraphFont" style:family="text">
      <style:text-properties fo:color="#6A8759"/>
    </style:style>
    <style:style style:name="T113" style:parent-style-name="DefaultParagraphFont" style:family="text">
      <style:text-properties fo:color="#8888C6"/>
    </style:style>
    <style:style style:name="T114" style:parent-style-name="DefaultParagraphFont" style:family="text">
      <style:text-properties fo:color="#A9B7C6"/>
    </style:style>
    <style:style style:name="T115" style:parent-style-name="DefaultParagraphFont" style:family="text">
      <style:text-properties fo:color="#6897BB"/>
    </style:style>
    <style:style style:name="T116" style:parent-style-name="DefaultParagraphFont" style:family="text">
      <style:text-properties fo:color="#A9B7C6"/>
    </style:style>
    <style:style style:name="P117" style:parent-style-name="HTMLPreformatted" style:family="paragraph">
      <style:paragraph-properties fo:background-color="#2B2B2B"/>
    </style:style>
    <style:style style:name="T118" style:parent-style-name="DefaultParagraphFont" style:family="text">
      <style:text-properties fo:color="#A9B7C6"/>
    </style:style>
    <style:style style:name="T119" style:parent-style-name="DefaultParagraphFont" style:family="text">
      <style:text-properties fo:color="#6A8759"/>
    </style:style>
    <style:style style:name="T120" style:parent-style-name="DefaultParagraphFont" style:family="text">
      <style:text-properties fo:color="#6A8759"/>
    </style:style>
    <style:style style:name="T121" style:parent-style-name="DefaultParagraphFont" style:family="text">
      <style:text-properties fo:color="#8888C6"/>
    </style:style>
    <style:style style:name="T122" style:parent-style-name="DefaultParagraphFont" style:family="text">
      <style:text-properties fo:color="#A9B7C6"/>
    </style:style>
    <style:style style:name="T123" style:parent-style-name="DefaultParagraphFont" style:family="text">
      <style:text-properties fo:color="#6A8759"/>
    </style:style>
    <style:style style:name="T124" style:parent-style-name="DefaultParagraphFont" style:family="text">
      <style:text-properties fo:color="#A9B7C6"/>
    </style:style>
    <style:style style:name="P125" style:parent-style-name="HTMLPreformatted" style:family="paragraph">
      <style:paragraph-properties fo:background-color="#2B2B2B"/>
    </style:style>
    <style:style style:name="T126" style:parent-style-name="DefaultParagraphFont" style:family="text">
      <style:text-properties fo:color="#A9B7C6"/>
    </style:style>
    <style:style style:name="T127" style:parent-style-name="DefaultParagraphFont" style:family="text">
      <style:text-properties fo:color="#6A8759"/>
    </style:style>
    <style:style style:name="T128" style:parent-style-name="DefaultParagraphFont" style:family="text">
      <style:text-properties fo:color="#6A8759"/>
    </style:style>
    <style:style style:name="T129" style:parent-style-name="DefaultParagraphFont" style:family="text">
      <style:text-properties fo:color="#8888C6"/>
    </style:style>
    <style:style style:name="T130" style:parent-style-name="DefaultParagraphFont" style:family="text">
      <style:text-properties fo:color="#A9B7C6"/>
    </style:style>
    <style:style style:name="T131" style:parent-style-name="DefaultParagraphFont" style:family="text">
      <style:text-properties fo:color="#6A8759"/>
    </style:style>
    <style:style style:name="T132" style:parent-style-name="DefaultParagraphFont" style:family="text">
      <style:text-properties fo:color="#CC7832"/>
    </style:style>
    <style:style style:name="T133" style:parent-style-name="DefaultParagraphFont" style:family="text">
      <style:text-properties fo:color="#6A8759"/>
    </style:style>
    <style:style style:name="T134" style:parent-style-name="DefaultParagraphFont" style:family="text">
      <style:text-properties fo:color="#A9B7C6"/>
    </style:style>
  </office:automatic-styles>
  <office:body>
    <office:text text:use-soft-page-breaks="true">
      <text:p text:style-name="P1"><text:span text:style-name="T2">Python – Practice</text:span>-30.1.23</text:p>
      <text:p text:style-name="P3"><text:span text:style-name="T4">#Hello world</text:span><text:span text:style-name="T5"><text:line-break/></text:span><text:span text:style-name="T6"><text:line-break/></text:span><text:span text:style-name="T7">Print (</text:span><text:span text:style-name="T8">"Hello World"</text:span><text:span text:style-name="T9">)</text:span><text:span text:style-name="T10"><text:line-break/></text:span><text:span text:style-name="T11"><text:line-break/></text:span><text:span text:style-name="T12">#print statement</text:span><text:span text:style-name="T13"><text:line-break/></text:span><text:span text:style-name="T14"><text:line-break/></text:span><text:span text:style-name="T15">print<text:s/></text:span><text:span text:style-name="T16">(</text:span><text:span text:style-name="T17">"/ <text:s text:c="5"/>|"</text:span><text:span text:style-name="T18">)</text:span><text:span text:style-name="T19"><text:line-break/></text:span><text:span text:style-name="T20">print<text:s/></text:span><text:span text:style-name="T21">(</text:span><text:span text:style-name="T22">"/ <text:s text:c="5"/>|"</text:span><text:span text:style-name="T23">)</text:span><text:span text:style-name="T24"><text:line-break/></text:span><text:span text:style-name="T25">print<text:s/></text:span><text:span text:style-name="T26">(</text:span><text:span text:style-name="T27">"/ <text:s/>|"</text:span><text:span text:style-name="T28">)</text:span><text:span text:style-name="T29"><text:line-break/></text:span><text:span text:style-name="T30">print<text:s/></text:span><text:span text:style-name="T31">(</text:span><text:span text:style-name="T32">"/ <text:s text:c="9"/>|"</text:span><text:span text:style-name="T33">)</text:span><text:span text:style-name="T34"><text:line-break/></text:span><text:span text:style-name="T35"><text:line-break/></text:span><text:span text:style-name="T36"><text:s/>#Learning Variable</text:span><text:span text:style-name="T37"><text:line-break/></text:span><text:span text:style-name="T38"><text:line-break/></text:span><text:span text:style-name="T39">character_name =<text:s/></text:span><text:span text:style-name="T40">"John"</text:span><text:span text:style-name="T41"><text:line-break/></text:span><text:span text:style-name="T42">character_age =<text:s/></text:span><text:span text:style-name="T43">35</text:span><text:span text:style-name="T44"><text:line-break/></text:span><text:span text:style-name="T45">print</text:span><text:span text:style-name="T46">(</text:span><text:span text:style-name="T47">'My name is'</text:span><text:span text:style-name="T48">+</text:span><text:span text:style-name="T49">'character_name'</text:span><text:span text:style-name="T50">+</text:span><text:span text:style-name="T51">'character_age'</text:span><text:span text:style-name="T52">)</text:span></text:p>
      <text:p text:style-name="Normal"/>
      <text:p text:style-name="Normal"><text:span text:style-name="T53">String</text:span></text:p>
      <text:p text:style-name="P54"><text:span text:style-name="T55">print</text:span><text:span text:style-name="T56">(</text:span><text:span text:style-name="T57">'ITC is my new company'</text:span><text:span text:style-name="T58">)</text:span><text:span text:style-name="T59"><text:line-break/></text:span><text:span text:style-name="T60"><text:line-break/></text:span><text:span text:style-name="T61">print</text:span><text:span text:style-name="T62">(</text:span><text:span text:style-name="T63">'ITC is my</text:span><text:span text:style-name="T64">\n</text:span><text:span text:style-name="T65"><text:s/>new company'</text:span><text:span text:style-name="T66">)</text:span></text:p>
      <text:p text:style-name="P67"><text:span text:style-name="T68">string=</text:span><text:span text:style-name="T69">"Hello World"</text:span><text:span text:style-name="T70"><text:line-break/></text:span><text:span text:style-name="T71">print</text:span><text:span text:style-name="T72">(string +<text:s/></text:span><text:span text:style-name="T73">' This is very cool '</text:span><text:span text:style-name="T74">)</text:span><text:span text:style-name="T75"><text:line-break/></text:span><text:span text:style-name="T76"><text:line-break/>string=</text:span><text:span text:style-name="T77">"Hello World"</text:span><text:span text:style-name="T78"><text:line-break/></text:span><text:span text:style-name="T79">print</text:span><text:span text:style-name="T80">(string.lower())</text:span></text:p>
      <text:p text:style-name="P81"><text:span text:style-name="T82">string=</text:span><text:span text:style-name="T83">"Hello World"</text:span><text:span text:style-name="T84"><text:line-break/></text:span><text:span text:style-name="T85">print</text:span><text:span text:style-name="T86">(string.upper())</text:span><text:span text:style-name="T87"><text:line-break/></text:span><text:span text:style-name="T88"><text:line-break/>string=</text:span><text:span text:style-name="T89">"Hello World"</text:span><text:span text:style-name="T90"><text:line-break/></text:span><text:span text:style-name="T91">print</text:span><text:span text:style-name="T92">(string.upper().isupper())</text:span></text:p>
      <text:p text:style-name="P93"><text:span text:style-name="T94">string=</text:span><text:span text:style-name="T95">"Hello World"</text:span><text:span text:style-name="T96"><text:line-break/></text:span><text:span text:style-name="T97">print</text:span><text:span text:style-name="T98">(string[</text:span><text:span text:style-name="T99">3</text:span><text:span text:style-name="T100">])</text:span></text:p>
      <text:p text:style-name="P101"><text:span text:style-name="T102">string=</text:span><text:span text:style-name="T103">"Hello World"</text:span><text:span text:style-name="T104"><text:line-break/></text:span><text:span text:style-name="T105">print</text:span><text:span text:style-name="T106">(string[</text:span><text:span text:style-name="T107">0</text:span><text:span text:style-name="T108">])</text:span><text:span text:style-name="T109"><text:line-break/></text:span><text:span text:style-name="T110"><text:line-break/>string=</text:span><text:span text:style-name="T111">"Hello World"</text:span><text:span text:style-name="T112"><text:line-break/></text:span><text:span text:style-name="T113">print</text:span><text:span text:style-name="T114">(string[-</text:span><text:span text:style-name="T115">1</text:span><text:span text:style-name="T116">])</text:span></text:p>
      <text:p text:style-name="P117"><text:span text:style-name="T118">string=</text:span><text:span text:style-name="T119">"Hello World"</text:span><text:span text:style-name="T120"><text:line-break/></text:span><text:span text:style-name="T121">print</text:span><text:span text:style-name="T122">(string.index(</text:span><text:span text:style-name="T123">'H'</text:span><text:span text:style-name="T124">))</text:span></text:p>
      <text:p text:style-name="P125"><text:span text:style-name="T126">string=</text:span><text:span text:style-name="T127">"Hello World"</text:span><text:span text:style-name="T128"><text:line-break/></text:span><text:span text:style-name="T129">print</text:span><text:span text:style-name="T130">(string.replace(</text:span><text:span text:style-name="T131">'Hello'</text:span><text:span text:style-name="T132">,</text:span><text:span text:style-name="T133">'world'</text:span><text:span text:style-name="T134">))</text:span></text:p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TMLPreformatted" style:display-name="HTML Preformatted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en" style:country-asian="GB" fo:hyphenate="fals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 style:language-asian="en" style:country-asian="GB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devi ramasamy</meta:initial-creator>
    <dc:creator>devi ramasamy</dc:creator>
    <meta:creation-date>2023-01-30T14:28:00Z</meta:creation-date>
    <dc:date>2023-01-30T14:57:00Z</dc:date>
    <meta:template xlink:href="Normal" xlink:type="simple"/>
    <meta:editing-cycles>1</meta:editing-cycles>
    <meta:editing-duration>PT1740S</meta:editing-duration>
    <meta:document-statistic meta:page-count="1" meta:paragraph-count="1" meta:word-count="115" meta:character-count="772" meta:row-count="5" meta:non-whitespace-character-count="658"/>
  </office:meta>
</office:document-meta>
</file>